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dbea" officeooo:paragraph-rsid="0002dbea"/>
    </style:style>
    <style:style style:name="P2" style:family="paragraph" style:parent-style-name="Standard">
      <style:text-properties officeooo:rsid="0003f85b" officeooo:paragraph-rsid="0003f85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dbea" officeooo:paragraph-rsid="0002dbea" style:font-weight-asian="bold" style:font-weight-complex="bold"/>
    </style:style>
    <style:style style:name="P4" style:family="paragraph" style:parent-style-name="Standard">
      <style:text-properties officeooo:rsid="0004b021" officeooo:paragraph-rsid="0004b021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okabular</text:p>
      <text:p text:style-name="P1"/>
      <text:p text:style-name="P2"><text:span text:style-name="T1">stehen</text:span>, to stand</text:p>
      <text:p text:style-name="P2"><text:span text:style-name="T1">verstehen</text:span>, to understand, comprendre</text:p>
      <text:p text:style-name="P2"><text:span text:style-name="T1">wir verstehen</text:span>, we understand, nous comprenons</text:p>
      <text:p text:style-name="P2"><text:span text:style-name="T1">gut</text:span>, good, well</text:p>
      <text:p text:style-name="P2"><text:span text:style-name="T1">sehr</text:span>, very, très</text:p>
      <text:p text:style-name="P2"><text:span text:style-name="T1">sehr gut</text:span>, very good, très bien</text:p>
      <text:p text:style-name="P2"><text:span text:style-name="T1">es ist sehr gut</text:span>, it is very good</text:p>
      <text:p text:style-name="P2"><text:span text:style-name="T1">wir verstehen nicht</text:span>, we don't understand</text:p>
      <text:p text:style-name="P2"><text:span text:style-name="T1">wir verstehen es nicht</text:span>, we don't understand it</text:p>
      <text:p text:style-name="P2"><text:span text:style-name="T1">wir verstehen Sie nicht</text:span>, we don't understand you</text:p>
      <text:p text:style-name="P2"><text:span text:style-name="T1">wir verstehen Sie nicht sehr gut</text:span>, we don't understand you very well</text:p>
      <text:p text:style-name="P2"><text:span text:style-name="T1">verstehen Sie ?</text:span>, do you understand ?</text:p>
      <text:p text:style-name="P2"><text:span text:style-name="T1">verstehen Sie es ?</text:span>, do you understand it ?</text:p>
      <text:p text:style-name="P4"><text:span text:style-name="T1">mich</text:span>, me</text:p>
      <text:p text:style-name="P4"><text:span text:style-name="T1">verstehen Sie mich nicht ?,</text:span> Don't you understand me 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3:37:27.851000000</meta:creation-date>
    <dc:date>2015-12-10T14:15:26.231000000</dc:date>
    <meta:editing-duration>PT21M</meta:editing-duration>
    <meta:editing-cycles>3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6" meta:word-count="96" meta:character-count="539" meta:non-whitespace-character-count="459"/>
  </office:meta>
</office:document-meta>
</file>